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07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5"/>
          <table:table-cell office:value-type="string" calcext:value-type="string">
            <text:p>Note that I created the “DIFF()” function / macro in column C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date" office:date-value="2021-12-01T00:31:00" calcext:value-type="date">
            <text:p>12/01/21 12:31 AM</text:p>
          </table:table-cell>
          <table:table-cell table:style-name="ce1" office:value-type="date" office:date-value="2021-12-01T00:50:00" calcext:value-type="date">
            <text:p>12/01/21 12:50 AM</text:p>
          </table:table-cell>
          <table:table-cell/>
          <table:table-cell office:value-type="string" calcext:value-type="string">
            <text:p>created GitHub repo, created index.php, reading my PayPal examples, added PayPal links to index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0:56:00" calcext:value-type="date">
            <text:p>12/01/21 12:56 AM</text:p>
          </table:table-cell>
          <table:table-cell table:style-name="ce1" office:value-type="date" office:date-value="2021-12-01T01:03:00" calcext:value-type="date">
            <text:p>12/01/21 01:03 AM</text:p>
          </table:table-cell>
          <table:table-cell/>
          <table:table-cell office:value-type="string" calcext:value-type="string">
            <text:p>a little bit of styling, linking fields, total field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07:00" calcext:value-type="date">
            <text:p>12/01/21 01:07 AM</text:p>
          </table:table-cell>
          <table:table-cell table:style-name="ce1" office:value-type="date" office:date-value="2021-12-01T01:11:00" calcext:value-type="date">
            <text:p>12/01/21 01:11 AM</text:p>
          </table:table-cell>
          <table:table-cell/>
          <table:table-cell office:value-type="string" calcext:value-type="string">
            <text:p>commit; gitignore for lock file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12:00" calcext:value-type="date">
            <text:p>12/01/21 01:12 AM</text:p>
          </table:table-cell>
          <table:table-cell table:style-name="ce1" office:value-type="date" office:date-value="2021-12-01T01:32:00" calcext:value-type="date">
            <text:p>12/01/21 01:32 AM</text:p>
          </table:table-cell>
          <table:table-cell/>
          <table:table-cell office:value-type="string" calcext:value-type="string">
            <text:p>continued below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38:00" calcext:value-type="date">
            <text:p>12/01/21 01:38 AM</text:p>
          </table:table-cell>
          <table:table-cell table:number-columns-repeated="2"/>
          <table:table-cell office:value-type="string" calcext:value-type="string">
            <text:p>Client-size complete payment transac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01:13:08.8172641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0:28:05.286879336</meta:creation-date>
    <dc:date>2021-12-01T02:04:48.255671310</dc:date>
    <meta:editing-duration>PT1H22M56S</meta:editing-duration>
    <meta:editing-cycles>16</meta:editing-cycles>
    <meta:generator>LibreOffice/7.2.2.2$Linux_X86_64 LibreOffice_project/20$Build-2</meta:generator>
    <meta:document-statistic meta:table-count="1" meta:cell-count="15" meta:object-count="0"/>
  </office:meta>
</office:document-meta>
</file>